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14">
      <style:table-cell-properties style:vertical-align="automatic"/>
    </style:style>
    <style:style style:name="ce4" style:family="table-cell" style:parent-style-name="Default" style:data-style-name="N14"/>
    <style:style style:name="ce5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automatic"/>
    </style:style>
    <style:style style:name="ce7" style:family="table-cell" style:parent-style-name="Default" style:data-style-name="N14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Speed</text:p>
          </table:table-cell>
          <table:table-cell table:style-name="ce1"/>
          <table:table-cell office:value-type="string" table:style-name="ce2">
            <text:p>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l</text:p>
          </table:table-cell>
          <table:table-cell office:value-type="string" table:style-name="ce2">
            <text:p>x</text:p>
          </table:table-cell>
          <table:table-cell table:style-name="ce1">
            <draw:frame draw:z-index="1" draw:id="id0" draw:style-name="a0" draw:name="Chart 1" svg:x="0.06736in" svg:y="0in" svg:width="6.24958in" svg:height="3.8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3" table:style-name="ce8">
            <text:p>laptop</text:p>
          </table:table-cell>
          <table:table-cell office:value-type="string" table:style-name="ce2">
            <text:p>classique</text:p>
          </table:table-cell>
          <table:table-cell office:value-type="percentage" office:value="-0.188" table:style-name="ce3">
            <text:p>-18.80%</text:p>
          </table:table-cell>
          <table:table-cell office:value-type="percentage" office:value="1.2805" table:style-name="ce3">
            <text:p>128.05%</text:p>
          </table:table-cell>
          <table:table-cell office:value-type="percentage" office:value="3.8582999999999998" table:style-name="ce3">
            <text:p>385.83%</text:p>
          </table:table-cell>
          <table:table-cell office:value-type="percentage" office:value="7.8716999999999997" table:style-name="ce3">
            <text:p>787.17%</text:p>
          </table:table-cell>
          <table:table-cell office:value-type="percentage" office:value="11.8294" table:style-name="ce3">
            <text:p>1182.94%</text:p>
          </table:table-cell>
          <table:table-cell table:number-columns-repeated="2" table:style-name="ce4"/>
          <table:table-cell office:value-type="float" office:value="1" table:style-name="ce2">
            <text:p>1</text:p>
          </table:table-cell>
          <table:table-cell office:value-type="float" office:value="1.3" table:formula="of:=[.J2]*[.$K$5]" table:style-name="ce2">
            <text:p>1.3</text:p>
          </table:table-cell>
          <table:table-cell office:value-type="float" office:value="1.6900000000000002" table:formula="of:=[.K2]*[.$K$5]" table:style-name="ce2">
            <text:p>1.69</text:p>
          </table:table-cell>
          <table:table-cell office:value-type="float" office:value="2.1970000000000005" table:formula="of:=[.L2]*[.$K$5]" table:style-name="ce2">
            <text:p>2.197</text:p>
          </table:table-cell>
          <table:table-cell office:value-type="float" office:value="2.856100000000001" table:formula="of:=[.M2]*[.$K$5]" table:style-name="ce2">
            <text:p>2.856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T</text:p>
          </table:table-cell>
          <table:table-cell office:value-type="percentage" office:value="0.46029999999999999" table:style-name="ce3">
            <text:p>46.03%</text:p>
          </table:table-cell>
          <table:table-cell office:value-type="percentage" office:value="1.3931" table:style-name="ce3">
            <text:p>139.31%</text:p>
          </table:table-cell>
          <table:table-cell office:value-type="percentage" office:value="3.7362000000000002" table:style-name="ce3">
            <text:p>373.62%</text:p>
          </table:table-cell>
          <table:table-cell office:value-type="percentage" office:value="8.1265999999999998" table:style-name="ce3">
            <text:p>812.66%</text:p>
          </table:table-cell>
          <table:table-cell office:value-type="percentage" office:value="12.138999999999999" table:style-name="ce3">
            <text:p>1213.90%</text:p>
          </table:table-cell>
          <table:table-cell table:number-columns-repeated="2" table:style-name="ce4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2">
            <text:p>YT</text:p>
          </table:table-cell>
          <table:table-cell office:value-type="percentage" office:value="0.16020000000000001" table:style-name="ce3">
            <text:p>16.02%</text:p>
          </table:table-cell>
          <table:table-cell office:value-type="percentage" office:value="1.1816" table:style-name="ce3">
            <text:p>118.16%</text:p>
          </table:table-cell>
          <table:table-cell office:value-type="percentage" office:value="4.1760000000000002" table:style-name="ce3">
            <text:p>417.60%</text:p>
          </table:table-cell>
          <table:table-cell office:value-type="percentage" office:value="6.4347000000000003" table:style-name="ce3">
            <text:p>643.47%</text:p>
          </table:table-cell>
          <table:table-cell office:value-type="percentage" office:value="10.423400000000001" table:style-name="ce3">
            <text:p>1042.34%</text:p>
          </table:table-cell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8">
            <text:p>pc transmob</text:p>
          </table:table-cell>
          <table:table-cell office:value-type="string" table:style-name="ce2">
            <text:p>classique</text:p>
          </table:table-cell>
          <table:table-cell office:value-type="percentage" office:value="-0.65849999999999997" table:style-name="ce5">
            <text:p>-65.85%</text:p>
          </table:table-cell>
          <table:table-cell office:value-type="percentage" office:value="-0.25679999999999997" table:style-name="ce5">
            <text:p>-25.68%</text:p>
          </table:table-cell>
          <table:table-cell office:value-type="percentage" office:value="0.51349999999999996" table:style-name="ce5">
            <text:p>51.35%</text:p>
          </table:table-cell>
          <table:table-cell office:value-type="percentage" office:value="1.6794" table:style-name="ce5">
            <text:p>167.94%</text:p>
          </table:table-cell>
          <table:table-cell office:value-type="percentage" office:value="2.9098244008482674" table:formula="of:=FORECAST([.N$2];[.C5:.F5];[.J$2:.M$2])" table:style-name="ce5">
            <text:p>290.98%</text:p>
          </table:table-cell>
          <table:table-cell table:style-name="ce1"/>
          <table:table-cell table:style-name="ce4"/>
          <table:table-cell table:style-name="ce1"/>
          <table:table-cell office:value-type="float" office:value="1.3" table:style-name="ce2">
            <text:p>1.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T</text:p>
          </table:table-cell>
          <table:table-cell office:value-type="percentage" office:value="-0.59009999999999996" table:style-name="ce5">
            <text:p>-59.01%</text:p>
          </table:table-cell>
          <table:table-cell office:value-type="percentage" office:value="-0.18429999999999999" table:style-name="ce5">
            <text:p>-18.43%</text:p>
          </table:table-cell>
          <table:table-cell office:value-type="percentage" office:value="0.76090000000000002" table:style-name="ce5">
            <text:p>76.09%</text:p>
          </table:table-cell>
          <table:table-cell office:value-type="percentage" office:value="1.8602000000000001" table:style-name="ce5">
            <text:p>186.02%</text:p>
          </table:table-cell>
          <table:table-cell office:value-type="percentage" office:value="3.2114029233562027" table:formula="of:=FORECAST([.N$2];[.C6:.F6];[.J$2:.M$2])" table:style-name="ce5">
            <text:p>321.14%</text:p>
          </table:table-cell>
          <table:table-cell table:style-name="ce1"/>
          <table:table-cell table:style-name="ce4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2">
            <text:p>YTC</text:p>
          </table:table-cell>
          <table:table-cell office:value-type="percentage" office:value="-0.60419999999999996" table:style-name="ce5">
            <text:p>-60.42%</text:p>
          </table:table-cell>
          <table:table-cell office:value-type="percentage" office:value="-0.60629999999999995" table:style-name="ce5">
            <text:p>-60.63%</text:p>
          </table:table-cell>
          <table:table-cell office:value-type="percentage" office:value="-0.60440000000000005" table:style-name="ce5">
            <text:p>-60.44%</text:p>
          </table:table-cell>
          <table:table-cell office:value-type="percentage" office:value="-0.60289999999999999" table:style-name="ce5">
            <text:p>-60.29%</text:p>
          </table:table-cell>
          <table:table-cell office:value-type="percentage" office:value="-0.60227388171883367" table:formula="of:=FORECAST([.N$2];[.C7:.F7];[.J$2:.M$2])" table:style-name="ce5">
            <text:p>-60.23%</text:p>
          </table:table-cell>
          <table:table-cell table:style-name="ce1"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8">
            <text:p>pc perso</text:p>
          </table:table-cell>
          <table:table-cell office:value-type="string" table:style-name="ce2">
            <text:p>classique</text:p>
          </table:table-cell>
          <table:table-cell office:value-type="percentage" office:value="-0.58279999999999998" table:style-name="ce3">
            <text:p>-58.28%</text:p>
          </table:table-cell>
          <table:table-cell office:value-type="percentage" office:value="-0.1038" table:style-name="ce3">
            <text:p>-10.38%</text:p>
          </table:table-cell>
          <table:table-cell office:value-type="percentage" office:value="0.89170000000000005" table:style-name="ce3">
            <text:p>89.17%</text:p>
          </table:table-cell>
          <table:table-cell office:value-type="percentage" office:value="2.3988" table:style-name="ce3">
            <text:p>239.88%</text:p>
          </table:table-cell>
          <table:table-cell office:value-type="percentage" office:value="3.9633083616229134" table:formula="of:=FORECAST([.N$2];[.C8:.F8];[.J$2:.M$2])" table:style-name="ce4">
            <text:p>396.33%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2">
            <text:p>NT</text:p>
          </table:table-cell>
          <table:table-cell office:value-type="percentage" office:value="-0.59009999999999996" table:style-name="ce3">
            <text:p>-59.01%</text:p>
          </table:table-cell>
          <table:table-cell office:value-type="percentage" office:value="-8.0399999999999999E-2" table:style-name="ce3">
            <text:p>-8.04%</text:p>
          </table:table-cell>
          <table:table-cell office:value-type="percentage" office:value="0.76980000000000004" table:style-name="ce3">
            <text:p>76.98%</text:p>
          </table:table-cell>
          <table:table-cell office:value-type="percentage" office:value="2.1484999999999999" table:style-name="ce3">
            <text:p>214.85%</text:p>
          </table:table-cell>
          <table:table-cell office:value-type="percentage" office:value="3.5775767621854371" table:formula="of:=FORECAST([.N$2];[.C9:.F9];[.J$2:.M$2])" table:style-name="ce4">
            <text:p>357.76%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2">
            <text:p>YTC</text:p>
          </table:table-cell>
          <table:table-cell office:value-type="percentage" office:value="-0.87480000000000002" table:style-name="ce3">
            <text:p>-87.48%</text:p>
          </table:table-cell>
          <table:table-cell office:value-type="percentage" office:value="-0.86770000000000003" table:style-name="ce3">
            <text:p>-86.77%</text:p>
          </table:table-cell>
          <table:table-cell office:value-type="percentage" office:value="-0.82050000000000001" table:style-name="ce3">
            <text:p>-82.05%</text:p>
          </table:table-cell>
          <table:table-cell office:value-type="percentage" office:value="-0.74260000000000004" table:style-name="ce3">
            <text:p>-74.26%</text:p>
          </table:table-cell>
          <table:table-cell office:value-type="percentage" office:value="-0.67643539705795841" table:formula="of:=FORECAST([.N$2];[.C10:.F10];[.J$2:.M$2])" table:style-name="ce4">
            <text:p>-67.64%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classique</text:p>
          </table:table-cell>
          <table:table-cell office:value-type="string" table:style-name="ce2">
            <text:p>4 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T</text:p>
          </table:table-cell>
          <table:table-cell office:value-type="string" table:style-name="ce2">
            <text:p>3 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YT(C)</text:p>
          </table:table-cell>
          <table:table-cell office:value-type="string" table:style-name="ce2">
            <text:p>4 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10 vidéos identique, 1min chacun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Accuracy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</text:p>
          </table:table-cell>
          <table:table-cell office:value-type="string" table:style-name="ce6">
            <text:p>x</text:p>
          </table:table-cell>
          <table:table-cell office:value-type="string" table:style-name="ce2">
            <text:p>n</text:p>
          </table:table-cell>
          <table:table-cell office:value-type="string" table:style-name="ce2">
            <text:p>m</text:p>
          </table:table-cell>
          <table:table-cell office:value-type="string" table:style-name="ce2">
            <text:p>x</text:p>
          </table:table-cell>
          <table:table-cell table:style-name="ce1">
            <draw:frame draw:z-index="2" draw:id="id1" draw:style-name="a1" draw:name="Chart 2" svg:x="0.06736in" svg:y="0.17722in" svg:width="6.24958in" svg:height="3.86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8">
            <text:p>classique</text:p>
          </table:table-cell>
          <table:table-cell office:value-type="float" office:value="56" table:style-name="ce2">
            <text:p>56</text:p>
          </table:table-cell>
          <table:table-cell office:value-type="float" office:value="61" table:style-name="ce2">
            <text:p>61</text:p>
          </table:table-cell>
          <table:table-cell office:value-type="float" office:value="65" table:style-name="ce6">
            <text:p>65</text:p>
          </table:table-cell>
          <table:table-cell office:value-type="float" office:value="82" table:style-name="ce2">
            <text:p>82</text:p>
          </table:table-cell>
          <table:table-cell office:value-type="float" office:value="85" table:style-name="ce2">
            <text:p>85</text:p>
          </table:table-cell>
          <table:table-cell office:value-type="float" office:value="84" table:style-name="ce2">
            <text:p>84</text:p>
          </table:table-cell>
          <table:table-cell table:number-columns-repeated="16377"/>
        </table:table-row>
        <table:table-row table:style-name="ro1">
          <table:covered-table-cell/>
          <table:table-cell office:value-type="percentage" office:value="0.68292682926829273" table:formula="of:=[.B19]/[.$B$25]" table:style-name="ce4">
            <text:p>68.29%</text:p>
          </table:table-cell>
          <table:table-cell office:value-type="percentage" office:value="0.74390243902439024" table:formula="of:=[.C19]/[.$B$25]" table:style-name="ce4">
            <text:p>74.39%</text:p>
          </table:table-cell>
          <table:table-cell office:value-type="percentage" office:value="0.79268292682926833" table:formula="of:=[.D19]/[.$B$25]" table:style-name="ce7">
            <text:p>79.27%</text:p>
          </table:table-cell>
          <table:table-cell office:value-type="percentage" office:value="1" table:formula="of:=[.E19]/[.$B$25]" table:style-name="ce4">
            <text:p>100.00%</text:p>
          </table:table-cell>
          <table:table-cell office:value-type="percentage" office:value="1.0365853658536586" table:formula="of:=[.F19]/[.$B$25]" table:style-name="ce4">
            <text:p>103.66%</text:p>
          </table:table-cell>
          <table:table-cell office:value-type="percentage" office:value="1.024390243902439" table:formula="of:=[.G19]/[.$B$25]" table:style-name="ce4">
            <text:p>102.44%</text:p>
          </table:table-cell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8">
            <text:p>NT</text:p>
          </table:table-cell>
          <table:table-cell office:value-type="float" office:value="56" table:style-name="ce2">
            <text:p>56</text:p>
          </table:table-cell>
          <table:table-cell office:value-type="float" office:value="61" table:style-name="ce2">
            <text:p>61</text:p>
          </table:table-cell>
          <table:table-cell office:value-type="float" office:value="65" table:style-name="ce6">
            <text:p>65</text:p>
          </table:table-cell>
          <table:table-cell office:value-type="float" office:value="82" table:style-name="ce2">
            <text:p>82</text:p>
          </table:table-cell>
          <table:table-cell office:value-type="float" office:value="85" table:style-name="ce2">
            <text:p>85</text:p>
          </table:table-cell>
          <table:table-cell office:value-type="float" office:value="84" table:style-name="ce2">
            <text:p>84</text:p>
          </table:table-cell>
          <table:table-cell table:number-columns-repeated="16377"/>
        </table:table-row>
        <table:table-row table:style-name="ro1">
          <table:covered-table-cell/>
          <table:table-cell office:value-type="percentage" office:value="0.68292682926829273" table:formula="of:=[.B21]/[.$B$25]" table:style-name="ce4">
            <text:p>68.29%</text:p>
          </table:table-cell>
          <table:table-cell office:value-type="percentage" office:value="0.74390243902439024" table:formula="of:=[.C21]/[.$B$25]" table:style-name="ce4">
            <text:p>74.39%</text:p>
          </table:table-cell>
          <table:table-cell office:value-type="percentage" office:value="0.79268292682926833" table:formula="of:=[.D21]/[.$B$25]" table:style-name="ce7">
            <text:p>79.27%</text:p>
          </table:table-cell>
          <table:table-cell office:value-type="percentage" office:value="1" table:formula="of:=[.E21]/[.$B$25]" table:style-name="ce4">
            <text:p>100.00%</text:p>
          </table:table-cell>
          <table:table-cell office:value-type="percentage" office:value="1.0365853658536586" table:formula="of:=[.F21]/[.$B$25]" table:style-name="ce4">
            <text:p>103.66%</text:p>
          </table:table-cell>
          <table:table-cell office:value-type="percentage" office:value="1.024390243902439" table:formula="of:=[.G21]/[.$B$25]" table:style-name="ce4">
            <text:p>102.44%</text:p>
          </table:table-cell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8">
            <text:p>YT</text:p>
          </table:table-cell>
          <table:table-cell office:value-type="float" office:value="59" table:style-name="ce2">
            <text:p>59</text:p>
          </table:table-cell>
          <table:table-cell office:value-type="float" office:value="74" table:style-name="ce2">
            <text:p>74</text:p>
          </table:table-cell>
          <table:table-cell office:value-type="float" office:value="71" table:style-name="ce6">
            <text:p>71</text:p>
          </table:table-cell>
          <table:table-cell office:value-type="float" office:value="79" table:style-name="ce2">
            <text:p>79</text:p>
          </table:table-cell>
          <table:table-cell office:value-type="float" office:value="82" table:style-name="ce2">
            <text:p>82</text:p>
          </table:table-cell>
          <table:table-cell office:value-type="float" office:value="82" table:style-name="ce2">
            <text:p>82</text:p>
          </table:table-cell>
          <table:table-cell table:number-columns-repeated="16377"/>
        </table:table-row>
        <table:table-row table:style-name="ro1">
          <table:covered-table-cell/>
          <table:table-cell office:value-type="percentage" office:value="0.71951219512195119" table:formula="of:=[.B23]/[.$B$25]" table:style-name="ce4">
            <text:p>71.95%</text:p>
          </table:table-cell>
          <table:table-cell office:value-type="percentage" office:value="0.90243902439024393" table:formula="of:=[.C23]/[.$B$25]" table:style-name="ce4">
            <text:p>90.24%</text:p>
          </table:table-cell>
          <table:table-cell office:value-type="percentage" office:value="0.86585365853658536" table:formula="of:=[.D23]/[.$B$25]" table:style-name="ce7">
            <text:p>86.59%</text:p>
          </table:table-cell>
          <table:table-cell office:value-type="percentage" office:value="0.96341463414634143" table:formula="of:=[.E23]/[.$B$25]" table:style-name="ce4">
            <text:p>96.34%</text:p>
          </table:table-cell>
          <table:table-cell office:value-type="percentage" office:value="1" table:formula="of:=[.F23]/[.$B$25]" table:style-name="ce4">
            <text:p>100.00%</text:p>
          </table:table-cell>
          <table:table-cell office:value-type="percentage" office:value="1" table:formula="of:=[.G23]/[.$B$25]" table:style-name="ce4">
            <text:p>100.00%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82" table:style-name="ce2">
            <text:p>8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double frames</text:p>
          </table:table-cell>
          <table:table-cell table:number-columns-repeated="2" table:style-name="ce1"/>
          <table:table-cell office:value-type="string" table:style-name="ce2">
            <text:p>single frames</text:p>
          </table:table-cell>
          <table:table-cell table:number-columns-repeated="16379" table:style-name="ce1"/>
        </table:table-row>
        <table:table-row table:number-rows-repeated="4" table:style-name="ro2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2">
            <text:p>Single frame</text:p>
          </table:table-cell>
          <table:table-cell office:value-type="string" table:style-name="ce2">
            <text:p>Double frame</text:p>
          </table:table-cell>
          <table:table-cell office:value-type="string" table:style-name="ce2">
            <text:p>perfect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1" table:number-rows-spanned="3" table:style-name="ce8">
            <text:p>classique</text:p>
          </table:table-cell>
          <table:table-cell office:value-type="string" table:style-name="ce2">
            <text:p>n</text:p>
          </table:table-cell>
          <table:table-cell office:value-type="percentage" office:value="0.68292682926829273" table:formula="of:=[.B20]" table:style-name="ce4">
            <text:p>68.29%</text:p>
          </table:table-cell>
          <table:table-cell office:value-type="percentage" office:value="1" table:formula="of:=[.E20]" table:style-name="ce4">
            <text:p>100.00%</text:p>
          </table:table-cell>
          <table:table-cell office:value-type="percentage" office:value="1" table:style-name="ce3">
            <text:p>100.00%</text:p>
          </table:table-cell>
          <table:table-cell table:number-columns-repeated="16379" table:style-name="ce1"/>
        </table:table-row>
        <table:table-row table:style-name="ro3">
          <table:covered-table-cell/>
          <table:table-cell office:value-type="string" table:style-name="ce2">
            <text:p>m</text:p>
          </table:table-cell>
          <table:table-cell office:value-type="percentage" office:value="0.74390243902439024" table:formula="of:=[.C20]" table:style-name="ce4">
            <text:p>74.39%</text:p>
          </table:table-cell>
          <table:table-cell office:value-type="percentage" office:value="1.0365853658536586" table:formula="of:=[.F20]" table:style-name="ce4">
            <text:p>103.66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2">
            <text:p>x</text:p>
          </table:table-cell>
          <table:table-cell office:value-type="percentage" office:value="0.79268292682926833" table:formula="of:=[.D20]" table:style-name="ce4">
            <text:p>79.27%</text:p>
          </table:table-cell>
          <table:table-cell office:value-type="percentage" office:value="1.024390243902439" table:formula="of:=[.G20]" table:style-name="ce4">
            <text:p>102.44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3" table:style-name="ce8">
            <text:p>NT</text:p>
          </table:table-cell>
          <table:table-cell office:value-type="string" table:style-name="ce2">
            <text:p>n</text:p>
          </table:table-cell>
          <table:table-cell office:value-type="percentage" office:value="0.68292682926829273" table:formula="of:=[.B22]" table:style-name="ce4">
            <text:p>68.29%</text:p>
          </table:table-cell>
          <table:table-cell office:value-type="percentage" office:value="1" table:formula="of:=[.E22]" table:style-name="ce4">
            <text:p>100.00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2">
            <text:p>m</text:p>
          </table:table-cell>
          <table:table-cell office:value-type="percentage" office:value="0.74390243902439024" table:formula="of:=[.C22]" table:style-name="ce4">
            <text:p>74.39%</text:p>
          </table:table-cell>
          <table:table-cell office:value-type="percentage" office:value="1.0365853658536586" table:formula="of:=[.F22]" table:style-name="ce4">
            <text:p>103.66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2">
            <text:p>x</text:p>
          </table:table-cell>
          <table:table-cell office:value-type="percentage" office:value="0.79268292682926833" table:formula="of:=[.D22]" table:style-name="ce4">
            <text:p>79.27%</text:p>
          </table:table-cell>
          <table:table-cell office:value-type="percentage" office:value="1.024390243902439" table:formula="of:=[.G22]" table:style-name="ce4">
            <text:p>102.44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3" table:style-name="ce8">
            <text:p>YT</text:p>
          </table:table-cell>
          <table:table-cell office:value-type="string" table:style-name="ce2">
            <text:p>n</text:p>
          </table:table-cell>
          <table:table-cell office:value-type="percentage" office:value="0.71951219512195119" table:formula="of:=[.B24]" table:style-name="ce4">
            <text:p>71.95%</text:p>
          </table:table-cell>
          <table:table-cell office:value-type="percentage" office:value="0.96341463414634143" table:formula="of:=[.E24]" table:style-name="ce4">
            <text:p>96.34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2">
            <text:p>m</text:p>
          </table:table-cell>
          <table:table-cell office:value-type="percentage" office:value="0.90243902439024393" table:formula="of:=[.C24]" table:style-name="ce4">
            <text:p>90.24%</text:p>
          </table:table-cell>
          <table:table-cell office:value-type="percentage" office:value="1" table:formula="of:=[.F24]" table:style-name="ce4">
            <text:p>100.00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2">
            <text:p>x</text:p>
          </table:table-cell>
          <table:table-cell office:value-type="percentage" office:value="0.86585365853658536" table:formula="of:=[.D24]" table:style-name="ce4">
            <text:p>86.59%</text:p>
          </table:table-cell>
          <table:table-cell office:value-type="percentage" office:value="1" table:formula="of:=[.G24]" table:style-name="ce4">
            <text:p>100.00%</text:p>
          </table:table-cell>
          <table:table-cell office:value-type="percentage" office:value="1" table:style-name="ce3">
            <text:p>100.00%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Alix Menard</dc:creator>
    <dc:date>2024-10-01T14:03:3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ff6d01" draw:opacity="100%" draw:stroke="non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46bdc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-2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a4335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bbc0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34a853" draw:opacity="100%" draw:stroke="none"/>
    </style:style>
  </office:automatic-styles>
  <office:body>
    <office:chart>
      <chart:chart chart:class="chart:bar" svg:height="278.2199212598425pt" svg:width="449.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_1.$A$2:.$A$7"/>
          </chart:axis>
          <chart:series chart:label-cell-address="Feuille_1.$C$1" chart:values-cell-range-address="Feuille_1.$C$2:.$C$7" chart:class="chart:bar" chart:attached-axis="primary-y" chart:style-name="G0S1">
            <chart:data-point chart:repeated="6"/>
          </chart:series>
          <chart:series chart:label-cell-address="Feuille_1.$D$1" chart:values-cell-range-address="Feuille_1.$D$2:.$D$7" chart:class="chart:bar" chart:attached-axis="primary-y" chart:style-name="G0S2">
            <chart:data-point chart:repeated="6"/>
          </chart:series>
          <chart:series chart:label-cell-address="Feuille_1.$E$1" chart:values-cell-range-address="Feuille_1.$E$2:.$E$7" chart:class="chart:bar" chart:attached-axis="primary-y" chart:style-name="G0S3">
            <chart:data-point chart:repeated="6"/>
          </chart:series>
          <chart:series chart:label-cell-address="Feuille_1.$F$1" chart:values-cell-range-address="Feuille_1.$F$2:.$F$7" chart:class="chart:bar" chart:attached-axis="primary-y" chart:style-name="G0S4">
            <chart:data-point chart:repeated="6"/>
          </chart:series>
          <chart:series chart:label-cell-address="Feuille_1.$G$1" chart:values-cell-range-address="Feuille_1.$G$2:.$G$7" chart:class="chart:b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dash" draw:stroke-dash="a0" svg:stroke-width="0.04173in" svg:stroke-color="#34a853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285f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a433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8.2199212598425pt" svg:width="449.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_1.$A$32:.$B$40"/>
          </chart:axis>
          <chart:series chart:label-cell-address="Feuille_1.$C$31" chart:values-cell-range-address="Feuille_1.$C$32:.$C$40" chart:class="chart:bar" chart:attached-axis="primary-y" chart:style-name="G0S0">
            <chart:data-point chart:repeated="9"/>
          </chart:series>
          <chart:series chart:label-cell-address="Feuille_1.$D$31" chart:values-cell-range-address="Feuille_1.$D$32:.$D$40" chart:class="chart:bar" chart:attached-axis="primary-y" chart:style-name="G0S1">
            <chart:data-point chart:repeated="9"/>
          </chart:series>
          <chart:series chart:label-cell-address="Feuille_1.$E$31" chart:values-cell-range-address="Feuille_1.$E$32:.$E$40" chart:class="chart:line" chart:attached-axis="primary-y" chart:style-name="G1S0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0" draw:style="rect" draw:dots1="1" draw:dots1-length="0.16693in" draw:distance="0.1252in"/>
  </office:styles>
</office:document-styles>
</file>